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OpenSymbol" svg:font-family="OpenSymbol"/>
    <style:font-face style:name="Tahoma1" svg:font-family="Tahoma"/>
    <style:font-face style:name="Trebuchet MS" svg:font-family="'Trebuchet MS'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opulation 20 – 30</text:p>
      <text:p text:style-name="Standard"/>
      <text:p text:style-name="Standard">Jeunes adultes : post-adolescence et jeunes adultes ?</text:p>
      <text:p text:style-name="Standard"/>
      <text:p text:style-name="Standard">Tranche d'age post adolescence ? (anatrella)</text:p>
      <text:p text:style-name="Standard">« expérience de la sex par de jeunes adultes » post ado 18-22</text:p>
      <text:list xml:id="list32153731" text:style-name="L1">
        <text:list-item>
          <text:p text:style-name="P1">poursuite de la cohabitation avec les parents</text:p>
        </text:list-item>
        <text:list-item>
          <text:p text:style-name="P1">alongement du temps d'etudes</text:p>
        </text:list-item>
        <text:list-item>
          <text:p text:style-name="P1">elevation de l'age au mariage et à la procréation</text:p>
        </text:list-item>
        <text:list-item>
          <text:p text:style-name="P1">obtention du premier emploi tardive</text:p>
        </text:list-item>
      </text:list>
      <text:p text:style-name="Standard">--&gt; prolongation de la dépendance affective et sociale et du maintien à l'écart des décisions des jeunes générations</text:p>
      <text:p text:style-name="Standard"/>
      <text:p text:style-name="Standard"/>
      <text:p text:style-name="Standard"/>
      <text:p text:style-name="Standard">mise en tension des plus jeunes et des plus vieux</text:p>
      <text:p text:style-name="Standard"/>
      <text:p text:style-name="Standard">motivations à participer ou pas non connues; possibilité qu'un certain profil ne réponde pas</text:p>
      <text:list xml:id="list32302710" text:continue-numbering="true" text:style-name="L1">
        <text:list-item>
          <text:p text:style-name="P1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rebuchet MS" svg:font-family="'Trebuchet MS'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B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rebuchet MS" fo:font-size="11pt" fo:language="fr" fo:country="B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Trebuchet MS" fo:font-size="14pt" style:font-name-asian="MS Gothic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rebuchet MS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rebuchet MS" fo:font-size="11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rebuchet MS"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2-11T12:02:37.86</meta:creation-date>
    <dc:date>2009-02-11T12:19:13.59</dc:date>
    <meta:editing-duration>PT00H16M35S</meta:editing-duration>
    <meta:editing-cycles>2</meta:editing-cycles>
    <meta:generator>OpenOffice.org/3.0$Win32 OpenOffice.org_project/300m9$Build-9358</meta:generator>
    <meta:document-statistic meta:table-count="0" meta:image-count="0" meta:object-count="0" meta:page-count="1" meta:paragraph-count="11" meta:word-count="103" meta:character-count="594"/>
  </office:meta>
</office:document-meta>
</file>